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7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0.95cm" fo:min-width="1.3cm"/>
    </style:style>
    <style:style style:name="gr5" style:family="graphic" style:parent-style-name="standard">
      <style:graphic-properties svg:stroke-width="0.05cm" svg:stroke-color="#000000" draw:marker-start-width="0.155cm" draw:marker-end-width="0.15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5cm" fo:min-width="1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95cm" fo:min-width="2.7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2.7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2.9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08cm" draw:marker-end-width="0.08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9cm"/>
    </style:style>
    <style:style style:name="gr17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cccccc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24" draw:id="id24" draw:layer="layout" svg:width="4.6cm" svg:height="1cm" svg:x="11cm" svg:y="0.6cm">
          <text:p text:style-name="P1"><text:span text:style-name="T1">Módulo Direto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2cm" svg:height="0.6cm" svg:x="2cm" svg:y="4.9cm">
          <text:p text:style-name="P3"><text:span text:style-name="T2">Desenvolver te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2cm" svg:height="1.1cm" svg:x="2cm" svg:y="5.7cm">
          <text:p text:style-name="P3"><text:span text:style-name="T2">Apontar os</text:span></text:p>
          <text:p text:style-name="P3"><text:span text:style-name="T2">redirecionament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.8cm" svg:height="1.2cm" svg:x="1.8cm" svg:y="2.8cm">
          <text:p text:style-name="P5"><text:span text:style-name="T3">Entrad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.8cm" svg:y1="3.4cm" svg:x2="2cm" svg:y2="5.2cm" draw:start-shape="id1" draw:start-glue-point="3" draw:end-shape="id2" draw:end-glue-point="3" svg:d="M1800 3400h-501v1800h701" svg:viewBox="0 0 702 1801">
          <text:p/>
        </draw:connector>
        <draw:connector draw:style-name="gr5" draw:text-style-name="P1" draw:layer="layout" svg:x1="1.8cm" svg:y1="3.4cm" svg:x2="2cm" svg:y2="6.25cm" draw:start-shape="id1" draw:start-glue-point="3" draw:end-shape="id3" draw:end-glue-point="3" svg:d="M1800 3400h-501v2850h701" svg:viewBox="0 0 702 2851">
          <text:p/>
        </draw:connector>
        <draw:custom-shape draw:style-name="gr6" draw:text-style-name="P6" xml:id="id4" draw:id="id4" draw:layer="layout" svg:width="2.2cm" svg:height="1.2cm" svg:x="6cm" svg:y="2.8cm">
          <text:p text:style-name="P5"><text:span text:style-name="T3">Tela de</text:span></text:p>
          <text:p text:style-name="P5"><text:span text:style-name="T3">Cadastr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2.8cm" svg:height="0.6cm" svg:x="6.2cm" svg:y="4.8cm">
          <text:p text:style-name="P3"><text:span text:style-name="T2">Protóti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7" draw:id="id7" draw:layer="layout" svg:width="2.8cm" svg:height="0.9cm" svg:x="6.2cm" svg:y="7.1cm">
          <text:p text:style-name="P3"><text:span text:style-name="T2">Implementar</text:span></text:p>
          <text:p text:style-name="P3"><text:span text:style-name="T2">cadast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" draw:id="id6" draw:layer="layout" svg:width="2.8cm" svg:height="1.2cm" svg:x="6.2cm" svg:y="5.7cm">
          <text:p text:style-name="P3"><text:span text:style-name="T2">Implementar</text:span></text:p>
          <text:p text:style-name="P3"><text:span text:style-name="T2">banco de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8" draw:id="id8" draw:layer="layout" svg:width="2.8cm" svg:height="1.2cm" svg:x="6.2cm" svg:y="8.2cm">
          <text:p text:style-name="P3"><text:span text:style-name="T2">Implementar</text:span></text:p>
          <text:p text:style-name="P3"><text:span text:style-name="T2">conferencia dos</text:span></text:p>
          <text:p text:style-name="P3"><text:span text:style-name="T2">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6cm" svg:y1="3.4cm" svg:x2="6.2cm" svg:y2="5.1cm" draw:start-shape="id4" draw:start-glue-point="3" draw:end-shape="id5" draw:end-glue-point="3" svg:d="M6000 3400h-501v1700h701" svg:viewBox="0 0 702 1701">
          <text:p/>
        </draw:connector>
        <draw:connector draw:style-name="gr5" draw:text-style-name="P1" draw:layer="layout" svg:x1="6cm" svg:y1="3.4cm" svg:x2="6.2cm" svg:y2="6.3cm" draw:start-shape="id4" draw:start-glue-point="3" draw:end-shape="id6" draw:end-glue-point="3" svg:d="M6000 3400h-501v2900h701" svg:viewBox="0 0 702 2901">
          <text:p/>
        </draw:connector>
        <draw:connector draw:style-name="gr5" draw:text-style-name="P1" draw:layer="layout" svg:x1="6cm" svg:y1="3.4cm" svg:x2="6.2cm" svg:y2="7.55cm" draw:start-shape="id4" draw:start-glue-point="3" draw:end-shape="id7" draw:end-glue-point="3" svg:d="M6000 3400h-501v4150h701" svg:viewBox="0 0 702 4151">
          <text:p/>
        </draw:connector>
        <draw:connector draw:style-name="gr5" draw:text-style-name="P1" draw:layer="layout" svg:x1="6cm" svg:y1="3.4cm" svg:x2="6.2cm" svg:y2="8.8cm" draw:start-shape="id4" draw:start-glue-point="3" draw:end-shape="id8" draw:end-glue-point="3" svg:d="M6000 3400h-501v5400h701" svg:viewBox="0 0 702 5401">
          <text:p/>
        </draw:connector>
        <draw:custom-shape draw:style-name="gr10" draw:text-style-name="P6" xml:id="id9" draw:id="id9" draw:layer="layout" svg:width="3.2cm" svg:height="1.2cm" svg:x="9.8cm" svg:y="2.8cm">
          <text:p text:style-name="P5"><text:span text:style-name="T3">Tela de</text:span></text:p>
          <text:p text:style-name="P5"><text:span text:style-name="T3">Acompanham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2.8cm" svg:height="0.6cm" svg:x="10.2cm" svg:y="4.8cm">
          <text:p text:style-name="P3"><text:span text:style-name="T2">Protóti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1" draw:id="id11" draw:layer="layout" svg:width="2.8cm" svg:height="1.2cm" svg:x="10.2cm" svg:y="5.7cm">
          <text:p text:style-name="P3"><text:span text:style-name="T2">Implementar</text:span></text:p>
          <text:p text:style-name="P3"><text:span text:style-name="T2">banco de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2" draw:id="id12" draw:layer="layout" svg:width="2.8cm" svg:height="1.2cm" svg:x="10.2cm" svg:y="7.2cm">
          <text:p text:style-name="P3"><text:span text:style-name="T2">Implementar</text:span></text:p>
          <text:p text:style-name="P3"><text:span text:style-name="T2">acompanh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3" draw:id="id13" draw:layer="layout" svg:width="3.2cm" svg:height="1.2cm" svg:x="14.2cm" svg:y="2.8cm">
          <text:p text:style-name="P5"><text:span text:style-name="T3">Listagem dos</text:span></text:p>
          <text:p text:style-name="P5"><text:span text:style-name="T3">inscrito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8cm" svg:y1="3.4cm" svg:x2="10.2cm" svg:y2="5.1cm" draw:start-shape="id9" draw:start-glue-point="3" draw:end-shape="id10" draw:end-glue-point="3" svg:d="M9800 3400h-501v1700h901" svg:viewBox="0 0 902 1701">
          <text:p/>
        </draw:connector>
        <draw:connector draw:style-name="gr5" draw:text-style-name="P1" draw:layer="layout" svg:x1="9.8cm" svg:y1="3.4cm" svg:x2="10.2cm" svg:y2="6.3cm" draw:start-shape="id9" draw:start-glue-point="3" draw:end-shape="id11" draw:end-glue-point="3" svg:d="M9800 3400h-501v2900h901" svg:viewBox="0 0 902 2901">
          <text:p/>
        </draw:connector>
        <draw:connector draw:style-name="gr5" draw:text-style-name="P1" draw:layer="layout" svg:x1="9.8cm" svg:y1="3.4cm" svg:x2="10.2cm" svg:y2="7.8cm" draw:start-shape="id9" draw:start-glue-point="3" draw:end-shape="id12" draw:end-glue-point="3" svg:d="M9800 3400h-501v4400h901" svg:viewBox="0 0 902 4401">
          <text:p/>
        </draw:connector>
        <draw:custom-shape draw:style-name="gr7" draw:text-style-name="P4" xml:id="id14" draw:id="id14" draw:layer="layout" svg:width="2.8cm" svg:height="0.6cm" svg:x="14.8cm" svg:y="4.8cm">
          <text:p text:style-name="P3"><text:span text:style-name="T2">Protóti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" draw:id="id15" draw:layer="layout" svg:width="2.8cm" svg:height="0.9cm" svg:x="14.8cm" svg:y="5.7cm">
          <text:p text:style-name="P3"><text:span text:style-name="T2">Implementar</text:span></text:p>
          <text:p text:style-name="P3"><text:span text:style-name="T2">list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6" draw:id="id16" draw:layer="layout" svg:width="3.2cm" svg:height="0.6cm" svg:x="14.8cm" svg:y="6.9cm">
          <text:p text:style-name="P5"><text:span text:style-name="T3">Tela Entrevis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" draw:id="id18" draw:layer="layout" svg:width="2.8cm" svg:height="0.8cm" svg:x="15.2cm" svg:y="7.8cm">
          <text:p text:style-name="P3"><text:span text:style-name="T2">Implementar</text:span></text:p>
          <text:p text:style-name="P3"><text:span text:style-name="T2">banco de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9" draw:id="id19" draw:layer="layout" svg:width="2.8cm" svg:height="0.8cm" svg:x="15.2cm" svg:y="8.8cm">
          <text:p text:style-name="P3"><text:span text:style-name="T2">Implementar</text:span></text:p>
          <text:p text:style-name="P3"><text:span text:style-name="T2">funciona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7" draw:id="id17" draw:layer="layout" svg:width="3.4cm" svg:height="0.6cm" svg:x="14.8cm" svg:y="9.9cm">
          <text:p text:style-name="P5"><text:span text:style-name="T3">Recurso Entrevis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" draw:id="id20" draw:layer="layout" svg:width="2.8cm" svg:height="0.8cm" svg:x="15.2cm" svg:y="10.8cm">
          <text:p text:style-name="P3"><text:span text:style-name="T2">Implementar</text:span></text:p>
          <text:p text:style-name="P3"><text:span text:style-name="T2">banco de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21" draw:id="id21" draw:layer="layout" svg:width="2.8cm" svg:height="0.8cm" svg:x="15.2cm" svg:y="11.8cm">
          <text:p text:style-name="P3"><text:span text:style-name="T2">Implementar</text:span></text:p>
          <text:p text:style-name="P3"><text:span text:style-name="T2">funciona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.2cm" svg:y1="3.4cm" svg:x2="14.8cm" svg:y2="5.1cm" draw:start-shape="id13" draw:start-glue-point="3" draw:end-shape="id14" draw:end-glue-point="3" svg:d="M14200 3400h-501v1700h1101" svg:viewBox="0 0 1102 1701">
          <text:p/>
        </draw:connector>
        <draw:connector draw:style-name="gr5" draw:text-style-name="P1" draw:layer="layout" svg:x1="14.2cm" svg:y1="3.4cm" svg:x2="14.8cm" svg:y2="6.15cm" draw:start-shape="id13" draw:start-glue-point="3" draw:end-shape="id15" draw:end-glue-point="3" svg:d="M14200 3400h-501v2750h1101" svg:viewBox="0 0 1102 2751">
          <text:p/>
        </draw:connector>
        <draw:connector draw:style-name="gr5" draw:text-style-name="P1" draw:layer="layout" svg:x1="14.2cm" svg:y1="3.4cm" svg:x2="14.8cm" svg:y2="7.2cm" draw:start-shape="id13" draw:start-glue-point="3" draw:end-shape="id16" draw:end-glue-point="3" svg:d="M14200 3400h-501v3800h1101" svg:viewBox="0 0 1102 3801">
          <text:p/>
        </draw:connector>
        <draw:connector draw:style-name="gr5" draw:text-style-name="P1" draw:layer="layout" svg:x1="14.2cm" svg:y1="3.4cm" svg:x2="14.8cm" svg:y2="10.2cm" draw:start-shape="id13" draw:start-glue-point="3" draw:end-shape="id17" draw:end-glue-point="3" svg:d="M14200 3400h-501v6800h1101" svg:viewBox="0 0 1102 6801">
          <text:p/>
        </draw:connector>
        <draw:connector draw:style-name="gr5" draw:text-style-name="P1" draw:layer="layout" svg:x1="14.8cm" svg:y1="7.2cm" svg:x2="15.2cm" svg:y2="8.2cm" draw:start-shape="id16" draw:start-glue-point="3" draw:end-shape="id18" draw:end-glue-point="3" svg:d="M14800 7200h-501v1000h901" svg:viewBox="0 0 902 1001">
          <text:p/>
        </draw:connector>
        <draw:connector draw:style-name="gr5" draw:text-style-name="P1" draw:layer="layout" svg:x1="14.8cm" svg:y1="7.2cm" svg:x2="15.2cm" svg:y2="9.2cm" draw:start-shape="id16" draw:start-glue-point="3" draw:end-shape="id19" draw:end-glue-point="3" svg:d="M14800 7200h-501v2000h901" svg:viewBox="0 0 902 2001">
          <text:p/>
        </draw:connector>
        <draw:connector draw:style-name="gr5" draw:text-style-name="P1" draw:layer="layout" svg:x1="14.8cm" svg:y1="10.2cm" svg:x2="15.2cm" svg:y2="11.2cm" draw:start-shape="id17" draw:start-glue-point="3" draw:end-shape="id20" draw:end-glue-point="3" svg:d="M14800 10200h-501v1000h901" svg:viewBox="0 0 902 1001">
          <text:p/>
        </draw:connector>
        <draw:connector draw:style-name="gr5" draw:text-style-name="P1" draw:layer="layout" svg:x1="14.8cm" svg:y1="10.2cm" svg:x2="15.2cm" svg:y2="12.2cm" draw:start-shape="id17" draw:start-glue-point="3" draw:end-shape="id21" draw:end-glue-point="3" svg:d="M14800 10200h-501v2000h901" svg:viewBox="0 0 902 2001">
          <text:p/>
        </draw:connector>
        <draw:custom-shape draw:style-name="gr10" draw:text-style-name="P6" xml:id="id25" draw:id="id25" draw:layer="layout" svg:width="3.2cm" svg:height="1.2cm" svg:x="18.4cm" svg:y="2.8cm">
          <text:p text:style-name="P5"><text:span text:style-name="T3">Testes Local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6" draw:id="id26" draw:layer="layout" svg:width="2.8cm" svg:height="0.6cm" svg:x="19cm" svg:y="4.8cm">
          <text:p text:style-name="P3"><text:span text:style-name="T2">Usabi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7" draw:id="id27" draw:layer="layout" svg:width="2.8cm" svg:height="0.6cm" svg:x="19cm" svg:y="5.6cm">
          <text:p text:style-name="P3"><text:span text:style-name="T2">Realizar Ajus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2" draw:id="id22" draw:layer="layout" svg:width="2.2cm" svg:height="1.2cm" svg:x="1.8cm" svg:y="9.6cm">
          <text:p text:style-name="P5"><text:span text:style-name="T3">Listas do</text:span></text:p>
          <text:p text:style-name="P5"><text:span text:style-name="T3">Resul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3.2cm" svg:height="0.6cm" svg:x="2cm" svg:y="11.2cm">
          <text:p text:style-name="P3"><text:span text:style-name="T2">Desenvolver List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.8cm" svg:y1="10.2cm" svg:x2="2cm" svg:y2="11.5cm" draw:start-shape="id22" draw:start-glue-point="3" draw:end-shape="id23" draw:end-glue-point="3" svg:d="M1800 10200h-501v1300h701" svg:viewBox="0 0 702 1301">
          <text:p/>
        </draw:connector>
        <draw:connector draw:style-name="gr14" draw:text-style-name="P1" draw:layer="layout" svg:x1="13.3cm" svg:y1="1.6cm" svg:x2="2.7cm" svg:y2="2.8cm" draw:start-shape="id24" draw:start-glue-point="2" draw:end-shape="id1" draw:end-glue-point="0" svg:d="M13300 1600v600h-10600v600" svg:viewBox="0 0 10601 1201">
          <text:p/>
        </draw:connector>
        <draw:connector draw:style-name="gr14" draw:text-style-name="P1" draw:layer="layout" svg:x1="13.3cm" svg:y1="1.6cm" svg:x2="7.1cm" svg:y2="2.8cm" draw:start-shape="id24" draw:start-glue-point="2" draw:end-shape="id4" draw:end-glue-point="0" svg:d="M13300 1600v600h-6200v600" svg:viewBox="0 0 6201 1201">
          <text:p/>
        </draw:connector>
        <draw:connector draw:style-name="gr14" draw:text-style-name="P1" draw:layer="layout" svg:x1="13.3cm" svg:y1="1.6cm" svg:x2="11.4cm" svg:y2="2.8cm" draw:start-shape="id24" draw:start-glue-point="2" draw:end-shape="id9" draw:end-glue-point="0" svg:d="M13300 1600v600h-1900v600" svg:viewBox="0 0 1901 1201">
          <text:p/>
        </draw:connector>
        <draw:connector draw:style-name="gr15" draw:text-style-name="P1" draw:layer="layout" svg:x1="13.3cm" svg:y1="1.6cm" svg:x2="15.8cm" svg:y2="2.8cm" draw:start-shape="id24" draw:start-glue-point="2" draw:end-shape="id13" draw:end-glue-point="0" svg:d="M13300 1600v600h2500v600" svg:viewBox="0 0 2501 1201">
          <text:p/>
        </draw:connector>
        <draw:connector draw:style-name="gr14" draw:text-style-name="P1" draw:layer="layout" svg:x1="13.3cm" svg:y1="1.6cm" svg:x2="20cm" svg:y2="2.8cm" draw:start-shape="id24" draw:start-glue-point="2" draw:end-shape="id25" svg:d="M13300 1600v600h6700v600" svg:viewBox="0 0 6701 1201">
          <text:p/>
        </draw:connector>
        <draw:connector draw:style-name="gr14" draw:text-style-name="P1" draw:layer="layout" draw:line-skew="-3.4cm -0.299cm" svg:x1="13.3cm" svg:y1="1.6cm" svg:x2="1.8cm" svg:y2="10.2cm" draw:start-shape="id24" draw:start-glue-point="2" draw:end-shape="id22" draw:end-glue-point="3" svg:d="M13300 1600v600h-12300v8000h800" svg:viewBox="0 0 12301 8601">
          <text:p/>
        </draw:connector>
        <draw:custom-shape draw:style-name="gr10" draw:text-style-name="P6" xml:id="id28" draw:id="id28" draw:layer="layout" svg:width="3.2cm" svg:height="1.2cm" svg:x="22.6cm" svg:y="2.8cm">
          <text:p text:style-name="P5"><text:span text:style-name="T3">Homologação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9" draw:id="id29" draw:layer="layout" svg:width="3.4cm" svg:height="1cm" svg:x="23.2cm" svg:y="4.8cm">
          <text:p text:style-name="P3"><text:span text:style-name="T2">Cadastrar pessoas</text:span></text:p>
          <text:p text:style-name="P3"><text:span text:style-name="T2">de te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30" draw:id="id30" draw:layer="layout" svg:width="2.8cm" svg:height="0.6cm" svg:x="23.2cm" svg:y="6cm">
          <text:p text:style-name="P3"><text:span text:style-name="T2">Realizar Tes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31" draw:id="id31" draw:layer="layout" svg:width="2.8cm" svg:height="0.6cm" svg:x="23.2cm" svg:y="6.8cm">
          <text:p text:style-name="P3"><text:span text:style-name="T2">Realizar Ajus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32" draw:id="id32" draw:layer="layout" svg:width="2.8cm" svg:height="0.6cm" svg:x="23.2cm" svg:y="7.6cm">
          <text:p text:style-name="P3"><text:span text:style-name="T2">Realizar 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4cm" svg:y1="3.4cm" svg:x2="19cm" svg:y2="5.1cm" draw:start-shape="id25" draw:start-glue-point="3" draw:end-shape="id26" draw:end-glue-point="3" svg:d="M18400 3400h-501v1700h1101" svg:viewBox="0 0 1102 1701">
          <text:p/>
        </draw:connector>
        <draw:connector draw:style-name="gr5" draw:text-style-name="P1" draw:layer="layout" svg:x1="18.4cm" svg:y1="3.4cm" svg:x2="19cm" svg:y2="5.9cm" draw:start-shape="id25" draw:start-glue-point="3" draw:end-shape="id27" draw:end-glue-point="3" svg:d="M18400 3400h-501v2500h1101" svg:viewBox="0 0 1102 2501">
          <text:p/>
        </draw:connector>
        <draw:connector draw:style-name="gr5" draw:text-style-name="P1" draw:layer="layout" svg:x1="22.6cm" svg:y1="3.4cm" svg:x2="23.2cm" svg:y2="5.3cm" draw:start-shape="id28" draw:start-glue-point="3" draw:end-shape="id29" draw:end-glue-point="3" svg:d="M22600 3400h-501v1900h1101" svg:viewBox="0 0 1102 1901">
          <text:p/>
        </draw:connector>
        <draw:connector draw:style-name="gr5" draw:text-style-name="P1" draw:layer="layout" svg:x1="22.6cm" svg:y1="3.4cm" svg:x2="23.2cm" svg:y2="6.3cm" draw:start-shape="id28" draw:start-glue-point="3" draw:end-shape="id30" draw:end-glue-point="3" svg:d="M22600 3400h-501v2900h1101" svg:viewBox="0 0 1102 2901">
          <text:p/>
        </draw:connector>
        <draw:connector draw:style-name="gr5" draw:text-style-name="P1" draw:layer="layout" svg:x1="22.6cm" svg:y1="3.4cm" svg:x2="23.2cm" svg:y2="7.1cm" draw:start-shape="id28" draw:start-glue-point="3" draw:end-shape="id31" draw:end-glue-point="3" svg:d="M22600 3400h-501v3700h1101" svg:viewBox="0 0 1102 3701">
          <text:p/>
        </draw:connector>
        <draw:connector draw:style-name="gr5" draw:text-style-name="P1" draw:layer="layout" svg:x1="22.6cm" svg:y1="3.4cm" svg:x2="23.2cm" svg:y2="7.9cm" draw:start-shape="id28" draw:start-glue-point="3" draw:end-shape="id32" draw:end-glue-point="3" svg:d="M22600 3400h-501v4500h1101" svg:viewBox="0 0 1102 4501">
          <text:p/>
        </draw:connector>
        <draw:connector draw:style-name="gr14" draw:text-style-name="P1" draw:layer="layout" svg:x1="13.3cm" svg:y1="1.6cm" svg:x2="24.2cm" svg:y2="2.8cm" draw:start-shape="id24" draw:start-glue-point="2" draw:end-shape="id28" draw:end-glue-point="0" svg:d="M13300 1600v600h10900v600" svg:viewBox="0 0 10901 120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9T11:52:34.231469698</meta:creation-date>
    <dc:date>2021-08-19T13:39:44.833075117</dc:date>
    <meta:editing-duration>PT1H26M47S</meta:editing-duration>
    <meta:editing-cycles>5</meta:editing-cycles>
    <meta:generator>LibreOffice/6.0.7.3$Linux_X86_64 LibreOffice_project/00m0$Build-3</meta:generator>
    <meta:print-date>2021-08-19T13:23:48.634398189</meta:print-date>
    <meta:document-statistic meta:object-count="86"/>
  </office:meta>
</office:document-meta>
</file>